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measure">
      <style:graphic-properties draw:textarea-vertical-align="middle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0cm" svg:x="4cm" svg:y="3cm">
          <text:p/>
          <draw:enhanced-geometry svg:viewBox="0 0 21600 21600" draw:type="rectangle" draw:enhanced-path="M 0 0 L 21600 0 21600 21600 0 21600 0 0 Z N"/>
        </draw:custom-shape>
        <draw:measure draw:style-name="gr2" draw:text-style-name="P1" draw:layer="measurelines" svg:x1="14cm" svg:y1="3cm" svg:x2="14cm" svg:y2="13cm">
          <text:p text:style-name="P2"><text:measure text:kind="gap"/>10</text:p>
        </draw:measure>
        <draw:measure draw:style-name="gr2" draw:text-style-name="P1" draw:layer="measurelines" svg:x1="4cm" svg:y1="3cm" svg:x2="14cm" svg:y2="3cm">
          <text:p text:style-name="P2"><text:measure text:kind="gap"/><text:measure text:kind="value">10</text:measure></text:p>
        </draw:measure>
        <draw:custom-shape draw:style-name="gr3" draw:text-style-name="P1" draw:layer="layout" svg:width="5cm" svg:height="0.5cm" svg:x="6.5cm" svg:y="4.5cm">
          <text:p/>
          <draw:enhanced-geometry svg:viewBox="0 0 21600 21600" draw:type="rectangle" draw:enhanced-path="M 0 0 L 21600 0 21600 21600 0 21600 0 0 Z N"/>
        </draw:custom-shape>
        <draw:measure draw:style-name="gr2" draw:text-style-name="P1" draw:layer="measurelines" svg:x1="6.5cm" svg:y1="5cm" svg:x2="4cm" svg:y2="5cm">
          <text:p text:style-name="P2"><text:measure text:kind="gap"/><text:measure text:kind="value">2.5</text:measure></text:p>
        </draw:measure>
        <draw:measure draw:style-name="gr2" draw:text-style-name="P1" draw:layer="measurelines" svg:x1="11.5cm" svg:y1="4.5cm" svg:x2="11.5cm" svg:y2="5cm">
          <text:p text:style-name="P2"><text:measure text:kind="gap"/><text:measure text:kind="value">0.5</text:measure></text:p>
        </draw:measure>
        <draw:measure draw:style-name="gr2" draw:text-style-name="P1" draw:layer="measurelines" svg:x1="6.5cm" svg:y1="5cm" svg:x2="6.5cm" svg:y2="3cm">
          <text:p text:style-name="P2"><text:measure text:kind="gap"/><text:measure text:kind="value">2</text:measure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6T17:24:02.489000000</meta:creation-date>
    <dc:date>2014-04-26T18:22:18.837000000</dc:date>
    <meta:editing-duration>P0D</meta:editing-duration>
    <meta:editing-cycles>1</meta:editing-cycles>
    <meta:generator>LibreOffice/4.2.0.4$Windows_x86 LibreOffice_project/05dceb5d363845f2cf968344d7adab8dcfb2ba71</meta:generator>
    <meta:document-statistic meta:object-count="7"/>
  </office:meta>
</office:document-meta>
</file>